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text-properties fo:language="de" fo:country="DE" style:language-asian="zxx" style:country-asian="none" style:language-complex="zxx" style:country-complex="none"/>
    </style:style>
    <style:style style:name="P2" style:family="paragraph" style:parent-style-name="Heading_20_3">
      <style:text-properties fo:language="de" fo:country="DE" officeooo:rsid="00170327" officeooo:paragraph-rsid="00170327" style:language-asian="zxx" style:country-asian="none" style:language-complex="zxx" style:country-complex="none"/>
    </style:style>
    <style:style style:name="P3" style:family="paragraph" style:parent-style-name="Standard">
      <style:text-properties fo:language="de" fo:country="DE" officeooo:rsid="00160520" officeooo:paragraph-rsid="00160520" style:language-asian="zxx" style:country-asian="none" style:language-complex="zxx" style:country-complex="none"/>
    </style:style>
    <style:style style:name="P4" style:family="paragraph" style:parent-style-name="Standard" style:list-style-name="L2">
      <style:text-properties fo:language="de" fo:country="DE" officeooo:rsid="00160520" officeooo:paragraph-rsid="00170327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de" fo:country="DE" officeooo:rsid="00160520" officeooo:paragraph-rsid="00160520" style:language-asian="zxx" style:country-asian="none" style:language-complex="zxx" style:country-complex="none"/>
    </style:style>
    <style:style style:name="P6" style:family="paragraph" style:parent-style-name="Standard">
      <style:text-properties fo:language="de" fo:country="DE" officeooo:rsid="001496e9" officeooo:paragraph-rsid="001496e9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fo:language="de" fo:country="DE" officeooo:rsid="001496e9" officeooo:paragraph-rsid="001496e9" style:language-asian="zxx" style:country-asian="none" style:language-complex="zxx" style:country-complex="none"/>
    </style:style>
    <style:style style:name="P8" style:family="paragraph" style:parent-style-name="Standard" style:list-style-name="L3">
      <style:text-properties fo:language="de" fo:country="DE" officeooo:paragraph-rsid="00160520" style:language-asian="zxx" style:country-asian="none" style:language-complex="zxx" style:country-complex="none"/>
    </style:style>
    <style:style style:name="P9" style:family="paragraph" style:parent-style-name="Standard" style:list-style-name="L3">
      <style:text-properties fo:language="de" fo:country="DE" officeooo:paragraph-rsid="00170327" style:language-asian="zxx" style:country-asian="none" style:language-complex="zxx" style:country-complex="none"/>
    </style:style>
    <style:style style:name="P10" style:family="paragraph" style:parent-style-name="Standard" style:list-style-name="L1">
      <style:text-properties fo:language="de" fo:country="DE" officeooo:paragraph-rsid="001496e9" style:language-asian="zxx" style:country-asian="none" style:language-complex="zxx" style:country-complex="none"/>
    </style:style>
    <style:style style:name="P11" style:family="paragraph" style:parent-style-name="Standard" style:list-style-name="L1">
      <style:text-properties fo:language="de" fo:country="DE" officeooo:rsid="00151ed1" officeooo:paragraph-rsid="00151ed1" style:language-asian="zxx" style:country-asian="none" style:language-complex="zxx" style:country-complex="none"/>
    </style:style>
    <style:style style:name="P12" style:family="paragraph" style:parent-style-name="Standard" style:list-style-name="L1">
      <style:text-properties fo:language="de" fo:country="DE" officeooo:rsid="00151ed1" officeooo:paragraph-rsid="00160520" style:language-asian="zxx" style:country-asian="none" style:language-complex="zxx" style:country-complex="none"/>
    </style:style>
    <style:style style:name="P13" style:family="paragraph" style:parent-style-name="Standard">
      <style:text-properties fo:language="de" fo:country="DE" fo:font-weight="bold" officeooo:rsid="00160520" officeooo:paragraph-rsid="00160520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 style:list-style-name="L1">
      <style:text-properties fo:language="en" fo:country="GB" officeooo:rsid="00160520" officeooo:paragraph-rsid="00160520" style:language-asian="zxx" style:country-asian="none" style:language-complex="zxx" style:country-complex="none"/>
    </style:style>
    <style:style style:name="P15" style:family="paragraph" style:parent-style-name="Text_20_body" style:list-style-name="L2">
      <style:paragraph-properties fo:margin-top="0.101cm" fo:margin-bottom="0.212cm" style:contextual-spacing="false"/>
      <style:text-properties fo:language="de" fo:country="DE" officeooo:rsid="00170327" officeooo:paragraph-rsid="00170327" style:language-asian="zxx" style:country-asian="none" style:language-complex="zxx" style:country-complex="none"/>
    </style:style>
    <style:style style:name="P16" style:family="paragraph" style:parent-style-name="Text_20_body" style:list-style-name="L5">
      <style:paragraph-properties fo:margin-top="0.101cm" fo:margin-bottom="0.212cm" style:contextual-spacing="false"/>
      <style:text-properties fo:language="de" fo:country="DE" officeooo:rsid="00170327" officeooo:paragraph-rsid="00170327" style:language-asian="zxx" style:country-asian="none" style:language-complex="zxx" style:country-complex="none"/>
    </style:style>
    <style:style style:name="P17" style:family="paragraph" style:parent-style-name="Text_20_body" style:list-style-name="L2">
      <style:paragraph-properties fo:margin-top="0.101cm" fo:margin-bottom="0.212cm" style:contextual-spacing="false"/>
      <style:text-properties fo:language="de" fo:country="DE" officeooo:rsid="00167fff" officeooo:paragraph-rsid="00170327" style:language-asian="zxx" style:country-asian="none" style:language-complex="zxx" style:country-complex="none"/>
    </style:style>
    <style:style style:name="P18" style:family="paragraph" style:parent-style-name="Text_20_body" style:list-style-name="L2">
      <style:text-properties fo:language="de" fo:country="DE" officeooo:rsid="00167fff" officeooo:paragraph-rsid="00170327" style:language-asian="zxx" style:country-asian="none" style:language-complex="zxx" style:country-complex="none"/>
    </style:style>
    <style:style style:name="T1" style:family="text">
      <style:text-properties officeooo:rsid="001425c0"/>
    </style:style>
    <style:style style:name="T2" style:family="text">
      <style:text-properties officeooo:rsid="001496e9"/>
    </style:style>
    <style:style style:name="T3" style:family="text">
      <style:text-properties officeooo:rsid="00151ed1"/>
    </style:style>
    <style:style style:name="T4" style:family="text">
      <style:text-properties officeooo:rsid="00160520"/>
    </style:style>
    <style:style style:name="T5" style:family="text">
      <style:text-properties officeooo:rsid="00182f7b"/>
    </style:style>
    <style:style style:name="T6" style:family="text">
      <style:text-properties officeooo:rsid="00170327"/>
    </style:style>
    <style:style style:name="T7" style:family="text">
      <style:text-properties fo:language="en" fo:country="GB"/>
    </style:style>
    <style:style style:name="T8" style:family="text">
      <style:text-properties fo:language="en" fo:country="GB" officeooo:rsid="0017032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Webdesign</text:h>
      <text:p text:style-name="P3">Damit wir unsere Webseite erfolgreich umsetzen können benötigen wir ein Konzept/Design. </text:p>
      <text:p text:style-name="P13">Diese Aufgabe ist Teil der Projektabgabe und muss bis zum 19.01.20224 eingereicht werden. </text:p>
      <text:p text:style-name="P6"/>
      <text:list xml:id="list1178198425" text:style-name="L2">
        <text:list-item>
          <text:p text:style-name="P4">Erstellt ein <text:span text:style-name="T6">Design Dokument </text:span><text:s/>für eure Webseite, welche ihr im Rahmen der Projektabgabe erstellen wollt.</text:p>
        </text:list-item>
      </text:list>
      <text:list text:style-name="L3">
        <text:list-item>
          <text:list>
            <text:list-item>
              <text:p text:style-name="P8"><text:span text:style-name="T4">Die </text:span><text:span text:style-name="T6">konzertierte</text:span><text:span text:style-name="T4"> Webseite sollte alle Anforderungen der Projektaufgabe erfüllen können.</text:span></text:p>
            </text:list-item>
            <text:list-item>
              <text:p text:style-name="P9"><text:span text:style-name="T6">Die unteren Fragen stehen als Grundlage für das Design Dokument zur Verfügung. </text:span></text:p>
            </text:list-item>
          </text:list>
        </text:list-item>
      </text:list>
      <text:list xml:id="list231043934076790" text:continue-list="list1178198425" text:style-name="L2">
        <text:list-item>
          <text:p text:style-name="P15">Beantwortet zusätzliche folgende Fragen:</text:p>
        </text:list-item>
      </text:list>
      <text:list xml:id="list2804085328" text:style-name="L5">
        <text:list-item>
          <text:list>
            <text:list-item>
              <text:p text:style-name="P16">Welche technische Herausforderungen sehe ich auf mich zukommen?</text:p>
            </text:list-item>
            <text:list-item>
              <text:p text:style-name="P16">In einem Satz was behandelt diese Website inhaltlich?</text:p>
            </text:list-item>
            <text:list-item>
              <text:p text:style-name="P16">Welche Webseite inspiriert potentiell den Style der Seite?</text:p>
            </text:list-item>
          </text:list>
        </text:list-item>
      </text:list>
      <text:list xml:id="list231042910300463" text:continue-list="list231043934076790" text:style-name="L2">
        <text:list-item>
          <text:p text:style-name="P17">Bereitet eure Ergebnisse in Form von Dokument(en), Grafik(en) oder Präsentation(en) auf.</text:p>
        </text:list-item>
        <text:list-item>
          <text:p text:style-name="P15">Ladet eure Ergebnisse auf Team hoch oder schickt sie mir anderweitig zu.</text:p>
        </text:list-item>
        <text:list-item>
          <text:p text:style-name="P18">Präsentiert <text:span text:style-name="T6">in einem kurzem </text:span><text:span text:style-name="T8">Elevator Pitch</text:span><text:span text:style-name="T6">. (1 Minute)</text:span></text:p>
        </text:list-item>
      </text:list>
      <text:p text:style-name="P6"/>
      <text:p text:style-name="P6"/>
      <text:p text:style-name="P6"/>
      <text:p text:style-name="P6"/>
      <text:p text:style-name="P6"/>
      <text:h text:style-name="P2" text:outline-level="3">Konzeptions und Design Fragen</text:h>
      <text:list xml:id="list2558695266" text:style-name="L1">
        <text:list-item>
          <text:p text:style-name="P7">Was ist der erste Eindruck den die Startseite hinterlässt</text:p>
        </text:list-item>
        <text:list-item>
          <text:p text:style-name="P10"><text:span text:style-name="T1">Welche Inhalte werden auf der Seite dargestellt, wie sind diese </text:span><text:span text:style-name="T2">inhaltlich s</text:span><text:span text:style-name="T1">trukturiert?</text:span></text:p>
          <text:list>
            <text:list-item>
              <text:p text:style-name="P7">Beispiel: Homepage, Kontakt, Projekte, Über uns<text:line-break/>Projekte = Text + Bild in einer Box für jedes Projekt</text:p>
            </text:list-item>
          </text:list>
        </text:list-item>
        <text:list-item>
          <text:p text:style-name="P7">Wie sind die Inhalte auf den einzelnen Seiten angeordnet? <text:span text:style-name="T3">Definiere ein grobes Layout.</text:span></text:p>
          <text:list>
            <text:list-item>
              <text:p text:style-name="P11">Am besten Grafisch, beachte dabei: Reihen, Spalten, Position, Größe, Symmetrie oder Asymmetrie</text:p>
            </text:list-item>
          </text:list>
        </text:list-item>
        <text:list-item>
          <text:p text:style-name="P11">Welche Grafiken, Texte etc. Benötige ich und wo finde ich diese am besten?</text:p>
        </text:list-item>
        <text:list-item>
          <text:p text:style-name="P11">Wie ist die Navigation aufgebaut? Welche Seiten verlinken welche Seiten? </text:p>
          <text:list>
            <text:list-item>
              <text:p text:style-name="P11">Auch auf welche Seiten soll der Nutzer besonders aufmerksam gemacht werden.</text:p>
            </text:list-item>
          </text:list>
        </text:list-item>
        <text:list-item>
          <text:p text:style-name="P11">Wie ist die Seite grafisch dargestellt?</text:p>
          <text:list>
            <text:list-item>
              <text:p text:style-name="P11">Textgröße und Stille</text:p>
            </text:list-item>
            <text:list-item>
              <text:p text:style-name="P12">Farben und Kontraste, <text:span text:style-name="T5">Sättigung, Helligkeit</text:span></text:p>
            </text:list-item>
            <text:list-item>
              <text:p text:style-name="P11">Einsatz von Bildern</text:p>
            </text:list-item>
            <text:list-item>
              <text:p text:style-name="P14">White-space</text:p>
            </text:list-item>
            <text:list-item>
              <text:p text:style-name="P5">Allgemein Design</text:p>
            </text:list-item>
          </text:list>
        </text:list-item>
        <text:list-item>
          <text:p text:style-name="P12">Beachte auch <text:span text:style-name="T4">beim Design (nicht notwendiges fürs Konzept aber für die Abgabe)</text:span></text:p>
          <text:list>
            <text:list-item>
              <text:p text:style-name="P5">Mindesten Anforderung von 4 Seiten</text:p>
            </text:list-item>
            <text:list-item>
              <text:p text:style-name="P12">HTML Layout Elemente</text:p>
            </text:list-item>
            <text:list-item>
              <text:p text:style-name="P12"><text:span text:style-name="T7">Float</text:span>/<text:span text:style-name="T4">P</text:span>osition/<text:span text:style-name="T7">Flexbox</text:span> </text:p>
            </text:list-item>
            <text:list-item>
              <text:p text:style-name="P14">Footer</text:p>
            </text:list-item>
            <text:list-item>
              <text:p text:style-name="P12">lesbare Texte <text:span text:style-name="T4">und benutzerfreundlich</text:span>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1M7S</meta:editing-duration>
    <meta:editing-cycles>3</meta:editing-cycles>
    <meta:generator>LibreOffice/7.5.0.3$Windows_X86_64 LibreOffice_project/c21113d003cd3efa8c53188764377a8272d9d6de</meta:generator>
    <dc:date>2023-12-14T23:10:41.731000000</dc:date>
    <meta:document-statistic meta:table-count="0" meta:image-count="0" meta:object-count="0" meta:page-count="1" meta:paragraph-count="34" meta:word-count="298" meta:character-count="1941" meta:non-whitespace-character-count="1701"/>
    <meta:user-defined meta:name="Info 1"/>
    <meta:user-defined meta:name="Info 2"/>
    <meta:user-defined meta:name="Info 3"/>
    <meta:user-defined meta:name="Info 4"/>
  </office:meta>
</office:document-meta>
</file>